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0F789BD7BCE8CBE5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1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245.25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15mm" fo:break-before="auto" style:use-optimal-row-height="true"/>
    </style:style>
    <style:style style:name="ro6" style:family="table-row">
      <style:table-row-properties style:row-height="6mm" fo:break-before="auto" style:use-optimal-row-height="false"/>
    </style:style>
    <style:style style:name="ta1" style:family="table" style:master-page-name="PageStyle_5f_Skill_20_Tree">
      <style:table-properties table:display="true" style:writing-mode="lr-tb"/>
    </style:style>
    <style:style style:name="ta2" style:family="table" style:master-page-name="PageStyle_5f_License">
      <style:table-properties table:display="true" style:writing-mode="lr-tb"/>
    </style:style>
    <style:style style:name="ce1" style:family="table-cell" style:parent-style-name="Default">
      <style:table-cell-properties fo:border-bottom="none" fo:background-color="#efefef" style:text-align-source="fix" style:repeat-content="false" fo:wrap-option="wrap" fo:border-left="0.02mm solid #000000" style:direction="ltr" fo:border-right="none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wrap-option="wrap" fo:border-left="0.02mm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'Skill Tree'.A2"/>
    </style:style>
    <style:style style:name="ce3" style:family="table-cell" style:parent-style-name="Default">
      <style:table-cell-properties fo:border-bottom="0.02mm solid #000000" fo:background-color="#000000" style:text-align-source="fix" style:repeat-content="false" fo:wrap-option="wrap" fo:border-left="0.02mm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'Skill Tree'.A2"/>
    </style:style>
    <style:style style:name="ce4" style:family="table-cell" style:parent-style-name="Default">
      <style:table-cell-properties fo:border-bottom="none" fo:background-color="#efefef" style:text-align-source="fix" style:repeat-content="false" fo:wrap-option="wrap" fo:border-left="none" style:direction="ltr" fo:border-right="none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2" style:base-cell-address="'Skill Tree'.B2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62mm solid #ffffff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2" style:base-cell-address="'Skill Tree'.B2"/>
    </style:style>
    <style:style style:name="ce7" style:family="table-cell" style:parent-style-name="Default">
      <style:table-cell-properties fo:border-bottom="0.02mm solid #000000" fo:background-color="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2" style:base-cell-address="'Skill Tree'.B2"/>
    </style:style>
    <style:style style:name="ce8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2]))&gt;0)" style:apply-style-name="ConditionalStyle_5f_3" style:base-cell-address="'Skill Tree'.C2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62mm solid #ffffff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2]))&gt;0)" style:apply-style-name="ConditionalStyle_5f_3" style:base-cell-address="'Skill Tree'.C2"/>
    </style:style>
    <style:style style:name="ce10" style:family="table-cell" style:parent-style-name="Default">
      <style:table-cell-properties fo:border-bottom="0.02mm solid #000000" fo:background-color="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2]))&gt;0)" style:apply-style-name="ConditionalStyle_5f_3" style:base-cell-address="'Skill Tree'.C2"/>
    </style:style>
    <style:style style:name="ce11" style:family="table-cell" style:parent-style-name="Default">
      <style:table-cell-properties fo:border-bottom="none" fo:background-color="#efefef" style:text-align-source="fix" style:repeat-content="false" fo:wrap-option="wrap" fo:border-left="none" style:direction="ltr" fo:border-right="0.02mm solid #000000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62mm solid #ffffff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2]))&gt;0)" style:apply-style-name="ConditionalStyle_5f_4" style:base-cell-address="'Skill Tree'.D2"/>
    </style:style>
    <style:style style:name="ce13" style:family="table-cell" style:parent-style-name="Default">
      <style:table-cell-properties fo:border-bottom="0.62mm solid #000000" fo:background-color="#000000" style:diagonal-bl-tr="none" style:diagonal-tl-br="none" style:text-align-source="fix" style:repeat-content="false" fo:wrap-option="wrap" fo:border-left="0.62mm solid #ffffff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2]))&gt;0)" style:apply-style-name="ConditionalStyle_5f_4" style:base-cell-address="'Skill Tree'.D2"/>
    </style:style>
    <style:style style:name="ce14" style:family="table-cell" style:parent-style-name="Default">
      <style:table-cell-properties fo:border-bottom="0.02mm solid #000000" fo:background-color="#000000" style:diagonal-bl-tr="none" style:diagonal-tl-br="none" style:text-align-source="fix" style:repeat-content="false" fo:wrap-option="wrap" fo:border-left="0.62mm solid #ffffff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2]))&gt;0)" style:apply-style-name="ConditionalStyle_5f_4" style:base-cell-address="'Skill Tree'.D2"/>
    </style:style>
    <style:style style:name="ce15" style:family="table-cell" style:parent-style-name="Default">
      <style:table-cell-properties fo:border-bottom="none" style:text-align-source="fix" style:repeat-content="false" fo:wrap-option="wrap" fo:border-left="0.02mm solid #000000" style:direction="ltr" fo:border-right="0.02mm solid #000000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0.02mm solid #000000" style:direction="ltr" fo:border-right="0.02mm solid #000000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ackground-color="transparent" fo:wrap-option="wrap" fo:border-left="0.02mm solid #000000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order-bottom="0.02mm solid #000000" style:text-align-source="fix" style:repeat-content="false" fo:wrap-option="wrap" fo:border-left="0.02mm solid #000000" style:direction="ltr" fo:border-right="0.02mm solid #000000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kill Tre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TIER 1</text:p>
          </table:table-cell>
          <table:table-cell table:style-name="ce4" office:value-type="string">
            <text:p>TIER 2</text:p>
          </table:table-cell>
          <table:table-cell table:style-name="ce4" office:value-type="string">
            <text:p>TIER 3</text:p>
          </table:table-cell>
          <table:table-cell table:style-name="ce11" office:value-type="string">
            <text:p>TIER 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2" office:value-type="string">
            <text:p>ATHLETIC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9" office:value-type="string">
            <text:p>STRENGTH</text:p>
          </table:table-cell>
          <table:table-cell table:style-name="ce12" office:value-type="string">
            <text:p>ENDURANC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3" office:value-type="string">
            <text:p>FORTITUD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2" office:value-type="string">
            <text:p>ACROBATIC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 office:value-type="string">
            <text:p>PHYSICAL</text:p>
          </table:table-cell>
          <table:table-cell table:style-name="ce9" office:value-type="string">
            <text:p>AGILITY</text:p>
          </table:table-cell>
          <table:table-cell table:style-name="ce12" office:value-type="string">
            <text:p>HAST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3" office:value-type="string">
            <text:p>REFLEXE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 office:value-type="string">
            <text:p>FINESS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 office:value-type="string">
            <text:p>DEXTERITY</text:p>
          </table:table-cell>
          <table:table-cell table:style-name="ce12" office:value-type="string">
            <text:p>PRECISION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3" office:value-type="string">
            <text:p>STEALTH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2" office:value-type="string">
            <text:p>PERCEPTION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 office:value-type="string">
            <text:p>INTELLIGENCE</text:p>
          </table:table-cell>
          <table:table-cell table:style-name="ce12" office:value-type="string">
            <text:p>INGENUITY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3" office:value-type="string">
            <text:p>COMMUNICATION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 office:value-type="string">
            <text:p>DEDUCTION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KILL</text:p>
          </table:table-cell>
          <table:table-cell table:style-name="ce6" office:value-type="string">
            <text:p>MENTAL</text:p>
          </table:table-cell>
          <table:table-cell table:style-name="ce9" office:value-type="string">
            <text:p>WISDOM</text:p>
          </table:table-cell>
          <table:table-cell table:style-name="ce12" office:value-type="string">
            <text:p>DECEPTION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13" office:value-type="string">
            <text:p>RESOURCEFULNES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 office:value-type="string">
            <text:p>PERSUASION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 office:value-type="string">
            <text:p>PRESENCE</text:p>
          </table:table-cell>
          <table:table-cell table:style-name="ce12" office:value-type="string">
            <text:p>NEGOTIATION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3" office:value-type="string">
            <text:p>INTIMIDATION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2" office:value-type="string">
            <text:p>CASTIN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 office:value-type="string">
            <text:p>CURSE</text:p>
          </table:table-cell>
          <table:table-cell table:style-name="ce12" office:value-type="string">
            <text:p>CONJURIN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3" office:value-type="string">
            <text:p>ENCHANTIN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 office:value-type="string">
            <text:p>CASTIN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 office:value-type="string">
            <text:p>SPIRITUAL</text:p>
          </table:table-cell>
          <table:table-cell table:style-name="ce9" office:value-type="string">
            <text:p>SPELL</text:p>
          </table:table-cell>
          <table:table-cell table:style-name="ce12" office:value-type="string">
            <text:p>CONJURIN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3" office:value-type="string">
            <text:p>ENCHANTIN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2" office:value-type="string">
            <text:p>CASTIN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9" office:value-type="string">
            <text:p>HEX</text:p>
          </table:table-cell>
          <table:table-cell table:style-name="ce12" office:value-type="string">
            <text:p>CONJURING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7"/>
          <table:table-cell table:style-name="ce10"/>
          <table:table-cell table:style-name="ce14" office:value-type="string">
            <text:p>ENCHANTING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cense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5">
          <table:table-cell table:style-name="ce15" office:value-type="string">
            <text:p>Fractal RPG v0.0.0.0 (Squishy Meatloaf | Boring Rock)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2019 SparkliTwizzl</text:p>
          </table:table-cell>
          <table:table-cell table:number-columns-repeated="1023"/>
        </table:table-row>
        <table:table-row table:style-name="ro3">
          <table:table-cell table:style-name="ce16" office:value-type="string">
            <text:p>Fractal RPG is licensed under Creative Commons Attribution-NonCommercial-ShareAlike 4.0 International (CC BY-NC-SA 4.0).</text:p>
            <text:p>You are free to do whatever you want with the system, as long as you abide by the terms of the license: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<text:a xlink:href="https://creativecommons.org/licenses/by-nc-sa/4.0/">https://creativecommons.org/licenses/by-nc-sa/4.0/</text:a></text:p>
            <draw:frame table:end-cell-address="License.A5" table:end-x="136.51mm" table:end-y="4.76mm" draw:z-index="0" draw:name="image1.png" draw:style-name="gr1" draw:text-style-name="P1" svg:width="29.62mm" svg:height="5.29mm" svg:x="106.89mm" svg:y="4.45mm">
              <draw:image xlink:href="Pictures/10000000000000500000000F789BD7BCE8CBE5A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26m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06666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6b26b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ffd966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93c47d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01/07/2023</text:date>, <text:time>18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kill_20_Tree" style:display-name="PageStyle_Skill 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ense" style:display-name="PageStyle_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ks" style:display-name="PageStyle_Lin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3-01-07T18:59:32.19</dc:date>
    <meta:editing-duration>PT8M3S</meta:editing-duration>
    <meta:editing-cycles>2</meta:editing-cycles>
    <meta:document-statistic meta:table-count="2" meta:cell-count="48" meta:object-count="1"/>
  </office:meta>
</office:document-meta>
</file>